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Fonts/Font_TeXGyreAdventor_1.ttf" manifest:media-type="application/x-font-ttf"/>
  <manifest:file-entry manifest:full-path="Fonts/Font_TeXGyreAdventor_2.ttf" manifest:media-type="application/x-font-ttf"/>
  <manifest:file-entry manifest:full-path="Fonts/Font_TeXGyreAdventor_3.ttf" manifest:media-type="application/x-font-ttf"/>
  <manifest:file-entry manifest:full-path="Fonts/Font_Liberation_Serif_1.ttf" manifest:media-type="application/x-font-ttf"/>
  <manifest:file-entry manifest:full-path="Fonts/Font_TeXGyreAdventor_4.ttf" manifest:media-type="application/x-font-ttf"/>
  <manifest:file-entry manifest:full-path="Fonts/Font_Liberation_Serif_2.ttf" manifest:media-type="application/x-font-ttf"/>
  <manifest:file-entry manifest:full-path="Fonts/Font_Liberation_Serif_3.ttf" manifest:media-type="application/x-font-ttf"/>
  <manifest:file-entry manifest:full-path="Fonts/Font_Liberation_Serif_4.ttf" manifest:media-type="application/x-font-ttf"/>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roid Sans Devanagari1" svg:font-family="'Droid Sans Devanagari'" style:font-family-generic="swiss"/>
    <style:font-face style:name="TeXGyreAdventor" svg:font-family="TeXGyreAdventor" style:font-pitch="variable">
      <svg:font-face-src>
        <svg:font-face-uri xlink:href="Fonts/Font_TeXGyreAdventor_1.ttf" xlink:type="simple" loext:font-style="normal" loext:font-weight="normal">
          <svg:font-face-format svg:string="truetype"/>
        </svg:font-face-uri>
        <svg:font-face-uri xlink:href="Fonts/Font_TeXGyreAdventor_2.ttf" xlink:type="simple" loext:font-style="normal" loext:font-weight="bold">
          <svg:font-face-format svg:string="truetype"/>
        </svg:font-face-uri>
        <svg:font-face-uri xlink:href="Fonts/Font_TeXGyreAdventor_3.ttf" xlink:type="simple" loext:font-style="italic" loext:font-weight="normal">
          <svg:font-face-format svg:string="truetype"/>
        </svg:font-face-uri>
        <svg:font-face-uri xlink:href="Fonts/Font_TeXGyreAdventor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TeXGyreAdventor"/>
    </style:style>
    <style:style style:name="P2" style:family="paragraph" style:parent-style-name="Standard">
      <style:text-properties style:font-name="TeXGyreAdventor" officeooo:paragraph-rsid="000d81cb"/>
    </style:style>
    <style:style style:name="P3" style:family="paragraph" style:parent-style-name="Standard">
      <style:text-properties style:font-name="TeXGyreAdventor" fo:font-size="14pt" style:text-underline-style="solid" style:text-underline-width="auto" style:text-underline-color="font-color" fo:font-weight="normal" officeooo:paragraph-rsid="000d81cb" style:font-size-asian="14pt" style:font-weight-asian="normal" style:font-size-complex="14pt" style:font-weight-complex="normal"/>
    </style:style>
    <style:style style:name="P4" style:family="paragraph" style:parent-style-name="Standard">
      <style:text-properties style:font-name="TeXGyreAdventor" officeooo:rsid="0016e1ad" officeooo:paragraph-rsid="0016e1ad"/>
    </style:style>
    <style:style style:name="P5" style:family="paragraph" style:parent-style-name="Standard">
      <style:text-properties style:font-name="TeXGyreAdventor" officeooo:paragraph-rsid="00269e24"/>
    </style:style>
    <style:style style:name="T1" style:family="text">
      <style:text-properties officeooo:rsid="000e57b2"/>
    </style:style>
    <style:style style:name="T2" style:family="text">
      <style:text-properties officeooo:rsid="000e7fa5"/>
    </style:style>
    <style:style style:name="T3" style:family="text">
      <style:text-properties officeooo:rsid="000f841b"/>
    </style:style>
    <style:style style:name="T4" style:family="text">
      <style:text-properties officeooo:rsid="001065bc"/>
    </style:style>
    <style:style style:name="T5" style:family="text">
      <style:text-properties officeooo:rsid="00118316"/>
    </style:style>
    <style:style style:name="T6" style:family="text">
      <style:text-properties officeooo:rsid="0012e31b"/>
    </style:style>
    <style:style style:name="T7" style:family="text">
      <style:text-properties officeooo:rsid="0014da34"/>
    </style:style>
    <style:style style:name="T8" style:family="text">
      <style:text-properties officeooo:rsid="00161258"/>
    </style:style>
    <style:style style:name="T9" style:family="text">
      <style:text-properties fo:font-weight="bold" style:font-weight-asian="bold" style:font-weight-complex="bold"/>
    </style:style>
    <style:style style:name="T10" style:family="text">
      <style:text-properties fo:font-weight="bold" officeooo:rsid="00183cf6" style:font-weight-asian="bold" style:font-weight-complex="bold"/>
    </style:style>
    <style:style style:name="T11" style:family="text">
      <style:text-properties fo:font-weight="bold" officeooo:rsid="000e7fa5" style:font-weight-asian="bold" style:font-weight-complex="bold"/>
    </style:style>
    <style:style style:name="T12" style:family="text">
      <style:text-properties officeooo:rsid="00183cf6"/>
    </style:style>
    <style:style style:name="T13" style:family="text">
      <style:text-properties officeooo:rsid="001a0e73"/>
    </style:style>
    <style:style style:name="T14" style:family="text">
      <style:text-properties officeooo:rsid="001d1f8a"/>
    </style:style>
    <style:style style:name="T15" style:family="text">
      <style:text-properties officeooo:rsid="002022da"/>
    </style:style>
    <style:style style:name="T16" style:family="text">
      <style:text-properties officeooo:rsid="00214ed6"/>
    </style:style>
    <style:style style:name="T17" style:family="text">
      <style:text-properties officeooo:rsid="0023e303"/>
    </style:style>
    <style:style style:name="T18" style:family="text">
      <style:text-properties officeooo:rsid="0024f2a4"/>
    </style:style>
    <style:style style:name="T19" style:family="text">
      <style:text-properties officeooo:rsid="0025ba7f"/>
    </style:style>
    <style:style style:name="T20" style:family="text">
      <style:text-properties officeooo:rsid="00261c62"/>
    </style:style>
    <style:style style:name="T21" style:family="text">
      <style:text-properties officeooo:rsid="00269e24"/>
    </style:style>
    <style:style style:name="T22" style:family="text">
      <style:text-properties officeooo:rsid="00285b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Northwoods Software Testing Services Instructional Services </text:span>Disclaimer</text:p>
      <text:p text:style-name="P1"/>
      <text:p text:style-name="P2">By signing the above agreement, you (henceforth, “Customer”) acknowledge and accept the following terms and condition<text:span text:style-name="T1">s </text:span>provided by Northwoods Software Testing Services (henceforth, “Company”). Customer will not hold Company or its <text:span text:style-name="T22">owner</text:span>, <text:span text:style-name="T15">Executives </text:span><text:span text:style-name="T18">w</text:span><text:span text:style-name="T15">ith Notes </text:span><text:span text:style-name="T16">(E</text:span><text:span text:style-name="T17">w</text:span><text:span text:style-name="T19">N</text:span><text:span text:style-name="T16">)</text:span><text:span text:style-name="T15"> Private</text:span><text:span text:style-name="T8"> Equity Holdings</text:span> (henceforth, “Owners”), liable or responsible for any services or products provided by Company.</text:p>
      <text:p text:style-name="P1"/>
      <text:p text:style-name="P1"><text:span text:style-name="T11">Instructions and Curriculum</text:span><text:span text:style-name="T2">.</text:span> All <text:span text:style-name="T2">classes and advi</text:span><text:span text:style-name="T20">c</text:span><text:span text:style-name="T2">e </text:span>provided by Company are at your own risk. Company, Owners, and affiliates of Company offer no warranties for any <text:span text:style-name="T2">advisory services</text:span> provided by Company and may not be held responsible for any issues related to aforementioned advice. In no event will Company, Owners, affiliated agents, or employees thereof be liable if Customer fails to promulgate correctly any <text:span text:style-name="T2">advi</text:span><text:span text:style-name="T20">c</text:span><text:span text:style-name="T2">e or instructions from</text:span> Company.</text:p>
      <text:p text:style-name="P1"/>
      <text:p text:style-name="P1">All <text:span text:style-name="T2">instructional materials given</text:span> to Customer are provided solely for individual use and may not be shared, copied, or distributed by Customer. <text:span text:style-name="T2">Instructional materials and advi</text:span><text:span text:style-name="T20">c</text:span><text:span text:style-name="T2">e </text:span>may only be stored on the documents provided by Company; Customer is restricted from copying recipes to any additional forms of media not approved by Company. This includes—but not limited to—photocopying, photographing, transcribing (handwritten or electronic), or scanning. If Customer requires backup copies of <text:span text:style-name="T2">instructional materials</text:span>, these may be purchased from Company. Verbal communication of <text:span text:style-name="T2">instructions or advice</text:span> with third parties is strictly forbidden and will be considered a breach of confidentiality and may result in legal action by arbitration.</text:p>
      <text:p text:style-name="P1"/>
      <text:p text:style-name="P1"><text:span text:style-name="T3">Any instruction, advi</text:span><text:span text:style-name="T20">c</text:span><text:span text:style-name="T3">e, or </text:span>products provided by Company do not include any sort of warranty or guarantee of Customer's perceived quality. Although Company has provided quality <text:span text:style-name="T3">instruction</text:span> in the past, this performance being represented is historical; past performance is not a reliable indicator of current or future results and Customer's expectations of quality is in no way guaranteed. The quality of <text:span text:style-name="T3">instruction</text:span> may fluctuate and Company cannot be held responsible for lower level of quality that Customer may experience. Customer hereby releases Company and Owners from any perceived obligation or expectations related to Customer's subjective measurements of <text:span text:style-name="T3">instructional</text:span> quality. Customer also releases Company and Owners from any legal responsibilities as a result of interaction with Company's products,<text:span text:style-name="T4"> services, advice, or third-party catering services </text:span>(e.g., allergic reactions, <text:span text:style-name="T6">inaccurate educational materials,</text:span> Customer “disappointment”).</text:p>
      <text:p text:style-name="P1"><text:soft-page-break/></text:p>
      <text:p text:style-name="P1"><text:span text:style-name="T9">Claims of Service</text:span>. Although Company attempts to provide the highest level of quality for its products and services, Company may not be held liable for Customer's perceived expectations resulting from Company's marketing materials or communications via third parties (e.g., customer “word of mouth”). Customer acknowledges that claims made by Company in promotional materials are for the sole purpose of marketing and may or may not reflect the actual product or service supplied by Company. <text:span text:style-name="T6">Exaggerated c</text:span>laims are intended for promotional purposes only and Company is no way responsible for delivering implied products or services.</text:p>
      <text:p text:style-name="P1"/>
      <text:p text:style-name="P5"><text:span text:style-name="T9">Customer Feedback</text:span>. Customer agrees to supply any concerns or complaints about Company's products <text:span text:style-name="T6">and services</text:span> exclusively to Company or Owners. Customer may not discuss their experience with Company's products or services to any third party if Customer's comments may be construed as negative, derogatory, obstructive, or inflammatory. Customer agrees that any disparaging comments or criticism about Company expressed to any third party by Customer will be grounds for legal action, where Customer will be responsible for punitive and compensatory damages. (Civil litigation will be settled through arbitration. Arbitration boards will be selected by Owners and may include members of Owner's Legal and Human Resources departments.) Customer demonstrating negative pronouncements against Company will also be considered malfeasance and may be subject to criminal charges being <text:span text:style-name="T12">pursued.</text:span> “Expressing” disparaging statements with third parties includes all forms of communication—including, but not limited to—verbal discussions, postings on social media, <text:span text:style-name="T21">and </text:span>writing articles for printed or electronic publications. Company does allow for the expression of commendatory (“positive”) feedback to third parties. (Permission for use of <text:span text:style-name="T7">ANY</text:span> feedback is <text:span text:style-name="T13">strongly </text:span>recommended; please request a Customer Review Authorization Form from Company prior to distributing any feedback.)</text:p>
      <text:p text:style-name="P1"/>
      <text:p text:style-name="P4"><text:span text:style-name="T9">Submitted </text:span><text:span text:style-name="T10">W</text:span><text:span text:style-name="T9">orks</text:span>. During the duration of instructional classes offered by Company, all materials created and submitted by Customer become the property of Company. Customer relinquishes all rights and claims of ownership of any software, documentation, or any other intellectual property that Customer creates during the course of instruction provided by Company.</text:p>
      <text:p text:style-name="P1"/>
      <text:p text:style-name="P1">Company assumes no responsibility or liability for any errors or omissions in the content of this agreement. The information contained in this agreement is provided on an “as is” basis with no guarantees of completeness, accuracy, usefulness, or timeliness. <text:soft-page-break/>Customer must agree to any future alterations, appendages, and deletions to this agreeme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roid Sans Devanagari1" svg:font-family="'Droid Sans Devanagari'" style:font-family-generic="swiss"/>
    <style:font-face style:name="TeXGyreAdventor" svg:font-family="TeXGyreAdvento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Blake Madden</meta:initial-creator>
    <meta:creation-date>2021-04-25T18:05:45.766415997</meta:creation-date>
    <dc:date>2021-09-11T09:04:32.090000000</dc:date>
    <dc:creator>Blake Madden</dc:creator>
    <meta:editing-duration>PT58M50S</meta:editing-duration>
    <meta:editing-cycles>33</meta:editing-cycles>
    <meta:generator>LibreOffice/7.1.0.3$Windows_X86_64 LibreOffice_project/f6099ecf3d29644b5008cc8f48f42f4a40986e4c</meta:generator>
    <meta:document-statistic meta:table-count="0" meta:image-count="0" meta:object-count="0" meta:page-count="3" meta:paragraph-count="9" meta:word-count="755" meta:character-count="5311" meta:non-whitespace-character-count="4569"/>
  </office:meta>
</office:document-meta>
</file>